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w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 stretchy="false">α</mo>
            </mrow>
            <msup>
              <mi>T</mi>
              <mn>4</mn>
            </msup>
          </mrow>
        </mtd>
      </mtr>
      <mtr>
        <mtd>
          <mrow/>
        </mtd>
      </mtr>
      <mtr>
        <mtd>
          <mrow>
            <mtext>mit</mtext>
            <mrow>
              <mo stretchy="false">α</mo>
              <mo stretchy="false">=</mo>
              <mrow>
                <munderover>
                  <mo stretchy="false">∫</mo>
                  <mn>0</mn>
                  <mo stretchy="false">∞</mo>
                </munderover>
                <msup>
                  <mi>x</mi>
                  <mn>3</mn>
                </msup>
              </mrow>
            </mrow>
            <mi>g</mi>
            <mrow>
              <mo stretchy="false">(</mo>
              <mrow>
                <mi>x</mi>
              </mrow>
              <mo stretchy="false">)</mo>
            </mrow>
            <mtext>d</mtext>
            <mi>x</mi>
            <mi/>
            <mtext>,</mtext>
            <mi/>
            <mrow>
              <mi>x</mi>
              <mo stretchy="false">=</mo>
              <mrow>
                <mo stretchy="false">ν</mo>
                <mo stretchy="false">/</mo>
                <mi>T</mi>
              </mrow>
            </mrow>
          </mrow>
        </mtd>
      </mtr>
    </mtable>
    <annotation encoding="StarMath 5.0">w(T) = %ialpha T^4 newline newline
"mit" %ialpha = int from 0 to infinity x^3 g(x) "d"x ~ "," ` x = %inu /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